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paragraph-rsid="00044b69"/>
    </style:style>
    <style:style style:name="P2" style:family="paragraph" style:parent-style-name="Heading_20_1">
      <style:text-properties officeooo:paragraph-rsid="00044b69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044b69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h text:style-name="P2" text:outline-level="1"><text:bookmark-start text:name="__DdeLink__33354_3949811661"/><text:span text:style-name="Titre_20_1_20_Car">[</text:span>سُورَةُ طَه]<text:bookmark-end text:name="__DdeLink__33354_3949811661"/></text:h>
      <text:p text:style-name="P3" loext:marker-style-name="T1"><text:bookmark-start text:name="__DdeLink__33356_3949811661"/><text:span text:style-name="T1">¤</text:span><text:bookmark-end text:name="__DdeLink__33356_3949811661"/><text:span text:style-name="T1"> </text:span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bookmark-start text:name="__DdeLink__33358_3949811661"/><text:span text:style-name="T1">طَهۭؐ مَآ أَنزَلْنَا عَلَيْكَ </text:span><text:span text:style-name="T4">۰</text:span><text:span text:style-name="T1">لْقُرْءَانَ لِتَشْقۭيٰٓ </text:span><text:span text:style-name="T2">(1)</text:span><text:span text:style-name="T1"> إِلاَّ تَذْكِرَةً لِّمَــنْ يَّخْشۭيٰؐ </text:span><text:span text:style-name="T2">(2)</text:span><text:span text:style-name="T1"> تَنزۣيلًا مِّمَّــنْ خَلَقَ </text:span><text:span text:style-name="T4">۰</text:span><text:span text:style-name="T1">لاَرْضَ وَالسَّمَـٰوَ؛تِ </text:span><text:span text:style-name="T4">۱</text:span><text:span text:style-name="T1">لْعُلَيؐ </text:span><text:span text:style-name="T2">(3)</text:span><text:span text:style-name="T1"> </text:span><text:span text:style-name="T4">۰</text:span><text:span text:style-name="T1">لرَّحْمَـٰــنُ عَلَــي </text:span><text:span text:style-name="T4">۰</text:span><text:span text:style-name="T1">لْعَرْشِ 'سْتَوۭيٰؐ </text:span><text:span text:style-name="T2">(4)</text:span><text:span text:style-name="T1"> لَهُ„ مَا فِى </text:span><text:span text:style-name="T4">۱</text:span><text:span text:style-name="T1">لسَّمَـٰوَ؛تِ وَمَا فِى </text:span><text:span text:style-name="T4">۱</text:span><text:span text:style-name="T1">لاَرْضِ وَمَا بَيْنَهُمَا وَمَا تَحْــتَ </text:span><text:span text:style-name="T4">۰</text:span><text:span text:style-name="T1">لثَّرۭيٰؐ </text:span><text:span text:style-name="T2">(5)</text:span><text:span text:style-name="T1"> وَإِن تَجْهَرْ بِالْقَوْلِ فَإِنَّهُ„ يَعْلَمُ </text:span><text:span text:style-name="T4">۴</text:span><text:span text:style-name="T1">لسِّرَّ وَأَخْفَيؐ </text:span><text:span text:style-name="T2">(6)</text:span><text:span text:style-name="T1"> </text:span><text:span text:style-name="T4">۰</text:span><text:span text:style-name="T1">للَّهُ لآَ إِچَهَ إِلاَّ هُوَؐ لَهُ </text:span><text:span text:style-name="T4">۴</text:span><text:span text:style-name="T1">لاَسْمَآءُ </text:span><text:span text:style-name="T4">۴</text:span><text:span text:style-name="T1">لْحُسْنۭيٰؐ </text:span><text:span text:style-name="T2">(7)</text:span><text:span text:style-name="T1"> وَهَلَ اَتۭيٰــكَ حَدِيــثُ مُوسۭــيٰٓ </text:span><text:span text:style-name="T2">(8)</text:span><text:span text:style-name="T1"> إِذْ رۭءۭا نَاراً فَقَالَ لَأِهْلِهِ </text:span><text:span text:style-name="T4">۹</text:span><text:span text:style-name="T1">مْكُثُوٓاْ إِنِّيَ ءَانَسْــتُ نَاراً لَّعَلِّــيَ ءَاتِيكُم مِّنْهَا بِقَبَسٖ اَوَ اَجِدُ عَلَي </text:span><text:span text:style-name="T4">۰</text:span><text:span text:style-name="T1">لنّۭارۣ هُديًؐ </text:span><text:span text:style-name="T2">(9)</text:span><text:span text:style-name="T1"> فَلَمَّآ أَتۭيٰهَا نُودِيَ يَـٰمُوسۭيٰٓ </text:span><text:span text:style-name="T2">(10)</text:span><text:span text:style-name="T1"> إِنِّــيَ أَنَا رَبُّكَ فَاخْلَعْ نَعْلَيْــكَ إِنَّــكَ بِالْوَادِ </text:span><text:span text:style-name="T4">۱</text:span><text:span text:style-name="T1">لْمُقَدَّسسسِ طُوۭيٰؐ </text:span><text:span text:style-name="T2">(11)</text:span><text:span text:style-name="T1"> وَأَنَا "خْتَرْتُــكَ فَاسْتَمِعْ لِمَا يُوحۭيٰٓ </text:span><text:span text:style-name="T2">(12)</text:span><text:span text:style-name="T1"> إِنَّنِــيَ أَنَا </text:span><text:span text:style-name="T4">۰</text:span><text:span text:style-name="T1">للَّهُ لآَ إِچَهَ إِلٓاَّ أَنَا فَاعْبُدْنِى وَأَقِمِ </text:span><text:span text:style-name="T4">۱</text:span><text:span text:style-name="T1">لصَّلَوٰةَ لِذِكْرۣيَؐ </text:span><text:span text:style-name="T2">(13)</text:span><text:span text:style-name="T1"> إِنننَّ </text:span><text:span text:style-name="T4">۰</text:span><text:span text:style-name="T1">لسَّاعَةَ ءَاتِيَة٘ اَكَادُ ٱُخْفِيهَا ڤِتُجْزۭيٰ كُلُّ نَفْسٙ بِمَا تَسْعۭيٰؐ </text:span><text:span text:style-name="T2">(14)</text:span><text:span text:style-name="T1"> فَلاَ يَصُدَّنَّكَ عَنْهَا مَن لاَّ يُومِـنُ بِهَا وَاتَّبَعَ هَوۭيٰهُ فَتَرْدۭيٰؐ </text:span><text:span text:style-name="T2">(15)</text:span><text:span text:style-name="T1"> وَمَا تِلْــكَ بِيَمِينِــكَ يَـٰمُوسۭيٰؐ </text:span><text:span text:style-name="T2">(16)</text:span><text:span text:style-name="T1"> قَالَ هِــيَ عَصَايَ أَتَوَكَّؤُاْ عَلَيْهَا وَأَهُشُّ بِهَا عَلَيٰ غَنَمِى وَلِيَ فِيهَا مَـَٔارۣبُ ٱُخْرۭيٰؐ </text:span><text:span text:style-name="T2">(17)</text:span><text:span text:style-name="T1"> قَالَ أَلْقِهَا يَـٰمُوسۭيٰؐ </text:span><text:span text:style-name="T2">(18)</text:span><text:span text:style-name="T1"> فَأَلْقۭيٰهَا فَإِذَا هِــيَ حَيَّةٌ تَسْعۭيٰؐ </text:span><text:span text:style-name="T2">(19)</text:span><text:span text:style-name="T1"> قَالَ خُذْهَا وَلاَ تَخَفْ سَنُعِيدُهَا سِيرَتَهَا </text:span><text:span text:style-name="T4">۰</text:span><text:span text:style-name="T1">لاُولۭيٰؐ </text:span><text:span text:style-name="T2">(20)</text:span><text:span text:style-name="T1"> وَاضْمُمْ يَدَكَ إِلَــيٰ جَنَاحِــكَ تَخْرُجْ بَيْضَآءَ مِــنْ غَيْرۣ سُوٓءٖ —ايَةٗ </text:span><text:span text:style-name="T4">۷</text:span><text:span text:style-name="T1">خْرۭيٰ </text:span><text:span text:style-name="T2">(21)</text:span><text:span text:style-name="T1"> لِنُرۣيَــكَ مِــنَ —ايَـٰتِنَا </text:span><text:span text:style-name="T4">۰</text:span><text:span text:style-name="T1">لْكُبْرَيؐ </text:span><text:span text:style-name="T2">(22)</text:span><text:span text:style-name="T1"> "ذْهَــبِ اِلَيٰ فِرْعَوْنَ </text:span><text:soft-page-break/><text:span text:style-name="T1">إِنَّهُ„ طَغۭيٰؐ </text:span><text:span text:style-name="T2">(23)</text:span><text:span text:style-name="T1"> قَالَ رَبِّ 'شْرَحْ لِى صَدْرۣى </text:span><text:span text:style-name="T2">(24)</text:span><text:span text:style-name="T1"> وَيَسِّرْ لِيَ أَمْرۣى </text:span><text:span text:style-name="T2">(25)</text:span><text:span text:style-name="T1"> وَاحْلُــلْ عُقْدَةً مِّن لِّسَانِى </text:span><text:span text:style-name="T2">(26)</text:span><text:span text:style-name="T1"> يَفْقَهُواْ قَوْلِى </text:span><text:span text:style-name="T2">(27)</text:span><text:span text:style-name="T1"> وَاجْعَـل لِّى وَزۣيراً مِّــنَ اَهْلِى </text:span><text:span text:style-name="T2">(28)</text:span><text:span text:style-name="T1"> هَـٰرُونَ أَخِىؐ </text:span><text:span text:style-name="T2">(29)</text:span><text:span text:style-name="T1"> </text:span><text:span text:style-name="T4">۹</text:span><text:span text:style-name="T1">شْدُدْ بِهِ“ أَزْرۣى </text:span><text:span text:style-name="T2">(30)</text:span><text:span text:style-name="T1"> وَأَشْرۣكْهُ فِىٓ أَمْرۣى </text:span><text:span text:style-name="T2">(31)</text:span><text:span text:style-name="T1"> كَىْ نُسَبِّحَــكَ كَثِيراً </text:span><text:span text:style-name="T2">(32)</text:span><text:span text:style-name="T1"> وَنَذْكُرَكككَ كَثِيراٗ </text:span><text:span text:style-name="T2">(33)</text:span><text:span text:style-name="T1"> اِنَّكَ كُنتَ بِنَا بَصِيراًؐ </text:span><text:span text:style-name="T2">(34)</text:span><text:span text:style-name="T1"> ® قَالَ قَدُ </text:span><text:span text:style-name="T4">۷</text:span><text:span text:style-name="T1">وتِيتَ سُؤْلَــكَ يَـٰمُوسۭيٰؐ </text:span><text:span text:style-name="T2">(35)</text:span><text:span text:style-name="T1"> وَلَقَدْ مَنَنَّـا عَلَيْــكَ مَرَّةٗ </text:span><text:span text:style-name="T4">۷</text:span><text:span text:style-name="T1">خْرۭيٰٓ </text:span><text:span text:style-name="T2">(36)</text:span><text:span text:style-name="T1"> إِذَ اَوْحَيْنَآ إِلَـيٰٓ ٱُمِّــكَ مَا يُوحۭيٰٓ </text:span><text:span text:style-name="T2">(37)</text:span><text:span text:style-name="T1"> أَنِ 'قْذِفِيهِ فِى </text:span><text:span text:style-name="T4">۱</text:span><text:span text:style-name="T1">لتَّابُوتِ فَاقْذِفِيهِ فِى </text:span><text:span text:style-name="T4">۱</text:span><text:span text:style-name="T1">لْيَمﱢّؐ فَلْيُلْقِهِ </text:span><text:span text:style-name="T4">۱</text:span><text:span text:style-name="T1">لْيَمُّ بِالسَّاحِلِ يَاخُذْهُ عَدُوٌّ لِّى وَعَدُوٌّ لَّهُؐ, وَأَلْقَيْتُ عَلَيْــكَ مَحَبَّةً مِّنِّى </text:span><text:span text:style-name="T2">(38)</text:span><text:span text:style-name="T1"> وَلِتُصْنَعَ عَلَيٰ عَيْنِيَ </text:span><text:span text:style-name="T2">(39)</text:span><text:span text:style-name="T1"> إِذْ تَمْشِىٓ ٱُخْتُكَ فَتَقُولُ هَــلَ اَدُلُّكُمْ عَلَيٰ مَنْ يَّكْفُلُهُؐ, فَرَجَعْنَـٰكَ إِلَـيٰٓ ٱُمِّــكَ كَىْ تَقَرَّ عَيْنُهَا وَلاَ تَحْزَنَؐ وَقَتَلْتَ نَفْساً فَنَجَّيْنَـٰــكَ مِــنَ </text:span><text:span text:style-name="T4">۰</text:span><text:span text:style-name="T1">لْغَمِّ وَفَتَنَّـٰــكَ فُتُوناًؐ فَلَبِثْتَ سِنِينَ فِىٓ أَهْــلۣ مَدْيَنَ ثُمَّ جِيؔتَ عَلَــيٰ قَدَرٍ يَـٰمُوسۭيٰؐ </text:span><text:span text:style-name="T2">(40)</text:span><text:span text:style-name="T1"> وَاصْطَنَعْتُــكَ لِنَفْسِيَؐ "ذْهَبَ اَنتَ وَأَخُوكَ بِـَٔايَـٰتِى وَلاَ تَنِيَا فِى ذِكْرۣيَؐ </text:span><text:span text:style-name="T2">(41)</text:span><text:span text:style-name="T1"> "ذْهَبَآ إِلَيٰ فِرْعَوْنَ إِنَّهُ„ طَغۭيٰ </text:span><text:span text:style-name="T2">(42)</text:span><text:span text:style-name="T1"> فَقُولاَ لَهُ„ قَوْلًا لَّيِّناً لَّعَلَّهُ„ يَتَذَكَّرُ أَوْ يَخْشۭيٰؐ </text:span><text:span text:style-name="T2">(43)</text:span><text:span text:style-name="T1"> قَالاَ رَبَّنَآ إِنَّنَا نَخَافُ أَنْ يَّفْرُطَ عَلَيْنَآ أَوَ اَنْ يَّطْغۭيٰؐ </text:span><text:span text:style-name="T2">(44)</text:span><text:span text:style-name="T1"> قَالَ لاَ تَخَافَآ إِنَّنِى مَعَكُمَآ أَسْمَعُ وَأَرۭيٰؐ </text:span><text:span text:style-name="T2">(45)</text:span><text:span text:style-name="T1"> فَاتِيَـٰهُ فَقُولآَ إِنَّا رَسُولاَ رَبِّكَ فَأَرْسِــلْ مَعَنَا بَنِىٓ إِسْرَآءِيلَ وَلاَ تُعَذِّبْهُمْ قَدْ جِيؔنَـٰــكَ بِـَٔايَةٍ مِّن رَّبِّــكَؐ وَالسَّچَمُ عَلَيٰ مَنِ 'تَّبَعَ </text:span><text:span text:style-name="T4">۰</text:span><text:span text:style-name="T1">لْهُدۭيٰٓؐ </text:span><text:span text:style-name="T2">(46)</text:span><text:span text:style-name="T1"> إِنَّا قَدُ </text:span><text:span text:style-name="T4">۷</text:span><text:span text:style-name="T1">وحِيَ إِلَيْنَآ أَنَّ </text:span><text:span text:style-name="T4">۰</text:span><text:span text:style-name="T1">لْعَذَابَ عَلَيٰ مَن كَذَّبَ وَتَوَلّۭيٰؐ </text:span><text:span text:style-name="T2">(47)</text:span><text:span text:style-name="T1"> قَالَ فَمَن رَّبُّكُمَا يَـٰمُوسۭيٰؐ </text:span><text:span text:style-name="T2">(48)</text:span><text:span text:style-name="T1"> قَالَ رَبُّنَا </text:span><text:span text:style-name="T4">۰ﻟ</text:span><text:span text:style-name="T1">ـذِىٓ أَعْطۭــيٰ كُــلَّ شَيْءٖ خَلْقَهُ„ ثُمَّ هَدۭيٰؐ </text:span><text:span text:style-name="T2">(49)</text:span><text:span text:style-name="T1"> قَالَ فَمَا بَالُ </text:span><text:span text:style-name="T4">۴</text:span><text:span text:style-name="T1">لْقُرُونِ </text:span><text:span text:style-name="T4">۱</text:span><text:span text:style-name="T1">لاُولۭيٰؐ </text:span><text:span text:style-name="T2">(50)</text:span><text:span text:style-name="T1"> </text:span><text:soft-page-break/><text:span text:style-name="T1">قَالَ عِلْمُهَا عِندَ رَبِّى فِى كِتَـٰبٍؐ لاَّ يَضِلُّ رَبِّى وَلاَ يَنسَيؐ </text:span><text:span text:style-name="T2">(51)</text:span><text:span text:style-name="T1"> </text:span><text:span text:style-name="T4">۰ﻟ﮲</text:span><text:span text:style-name="T1"> جَعَــلَ لَكُمُ </text:span><text:span text:style-name="T4">۴</text:span><text:span text:style-name="T1">لاَرْضضضَ مِهَـٰداً وَسَلَــكَ لَكُمْ فِيهَا سُبُلًا وَأَنزَلَ مِــنَ </text:span><text:span text:style-name="T4">۰</text:span><text:span text:style-name="T1">لسَّمَآءِ مَآءًؐ فَأَخْرَجْنَا بِهِ“ أَزْوَ؛جاً مِّن نَّبَاتٍ شَتّۭيٰؐ </text:span><text:span text:style-name="T2">(52)</text:span><text:span text:style-name="T1"> كُلُواْ وَارْعَوَاْ اَنْعَـٰمَكُمُؐ; إِنَّ فِى ذَ؛لِــكَ ءَلاَيَـٰتٍ لُءِّوْلِى </text:span><text:span text:style-name="T4">۱</text:span><text:span text:style-name="T1">لنُّهۭيٰؐ </text:span><text:span text:style-name="T2">(53)</text:span><text:span text:style-name="T1"> © مِنْهَا خَلَقْنَـٰكُمْ وَفِيهَا نُعِيدُكُمْ وَمِنْهَا نُخْرۣجُكُمْ تَارَةٗ </text:span><text:span text:style-name="T4">۷</text:span><text:span text:style-name="T1">خْرۭيٰؐ </text:span><text:span text:style-name="T2">(54)</text:span><text:span text:style-name="T1"> وَلَقَدَ اَرَيْنَـٰهُ ءَايَـٰتِنَا كُلَّهَا فَكَذَّبَ وَأَبۭيٰؐ </text:span><text:span text:style-name="T2">(55)</text:span><text:span text:style-name="T1"> قَالَ أَجِيؔتَنَا ڤِتُخْرۣجَنَا مِنَ اَرْضِنَا بِسِحْرۣكككَ يَـٰمُوسۭيٰ </text:span><text:span text:style-name="T2">(56)</text:span><text:span text:style-name="T1"> فَلَنَاتِيَنَّــكَ بِسِحْرٍ مِّثْلِهِؐ” فَاجْعَلْ بَيْنَنَا وَبَيْنَــكَ مَوْعِداً لاَّ نُخْلِفُهُ„ نَحْنُ وَلآَ أَنــتَ مَكَاناً سِويًؐ </text:span><text:span text:style-name="T2">(57)</text:span><text:span text:style-name="T1"> قَالَ مَوْعِدُكُمْ يَوْمُ </text:span><text:span text:style-name="T4">۴</text:span><text:span text:style-name="T1">لزّۣينَةِ وَأَنْ يُّحْشَرَ </text:span><text:span text:style-name="T4">۰</text:span><text:span text:style-name="T1">لنَّاسسسُ ضُحيًؐ </text:span><text:span text:style-name="T2">(58)</text:span><text:span text:style-name="T1"> فَتَوَلّۭيٰ فِرْعَوْنُ فَجَمَعَ كَيْدَهُ„ ثُمَّ أَتۭيٰؐ </text:span><text:span text:style-name="T2">(59)</text:span><text:span text:style-name="T1"> قَالللَ لَهُم مُّوسۭيٰ وَيْلَكُمْ لاَ تَفْتَرُواْ عَلَــي </text:span><text:span text:style-name="T4">۰</text:span><text:span text:style-name="T1">للَّهِ كَذِباً فَيَسْحَتَكُم بِعَذَابٍؐ وَقَدْ خَابَ مَنِ 'فْتَرۭيٰؐ </text:span><text:span text:style-name="T2">(60)</text:span><text:span text:style-name="T1"> فَتَنَـٰزَعُوٓاْ أَمْرَهُم بَيْنَهُمْ وَأَسَرُّواْ </text:span><text:span text:style-name="T4">۴</text:span><text:span text:style-name="T1">ڤنَّجْوۭيٰؐ </text:span><text:span text:style-name="T2">(61)</text:span><text:span text:style-name="T1"> قَالُوٓاْ إِنَّ هَـٰذَ؛نِ ڤَسَـٰحِرَ؛نِ يُرۣيدَ؛نِ أَنْ يُّخْرۣجَـٰكُم مِّنَ اَرْضِكُم بِسِحْرۣهِمَا وَيَذْهَبَا بِطَرۣيقَتِكُمُ </text:span><text:span text:style-name="T4">۴</text:span><text:span text:style-name="T1">لْمُثْلۭيٰؐ </text:span><text:span text:style-name="T2">(62)</text:span><text:span text:style-name="T1"> فَأَجْمِعُواْ كَيْدَكُمْ ثُمَّ "يتُواْ صَفّاًؐ وَقَدَ اَفْلَحَ </text:span><text:span text:style-name="T4">۰</text:span><text:span text:style-name="T1">لْيَوْمَ مَنِ 'سْتَعْلۭيٰؐ </text:span><text:span text:style-name="T2">(63) </text:span><text:span text:style-name="T1">قَالُواْ يَـٰمُوسۭيٰٓ إِمَّآ أَن تُلْقِيَ وَإِمَّآ أَن نَّكُونَ أَوَّلَ مَــنَ اَلْقۭيٰؐ </text:span><text:span text:style-name="T2">(64)</text:span><text:span text:style-name="T1"> قَالَ بَــلَ اَلْقُواْؐ فَإِذَا حِبَالُهُمْ وَعِصِيُّهُمْ يُخَيَّلُ إِلَيْهِ مِن سِحْرۣهِمُ; أَنَّهَا تَسْعۭيٰؐ </text:span><text:span text:style-name="T2">(65)</text:span><text:span text:style-name="T1"> فَأَوْجَسَ فِى نَفْسِهِ” خِيفَةً مُّوسۭيٰؐ </text:span><text:span text:style-name="T2">(66)</text:span><text:span text:style-name="T1"> قُلْنَا لاَ تَخَفِ اِنَّــكَ أَنــتَ </text:span><text:span text:style-name="T4">۰</text:span><text:span text:style-name="T1">لاَعْلۭيٰؐ </text:span><text:span text:style-name="T2">(67)</text:span><text:span text:style-name="T1"> وَأَلْقِ مَا فِى يَمِينِــكَ تَلَقَّفْ مَا صَنَعُوٓاْؐ إِنَّمَا صَنَعُواْ كَيْدُ سَـٰحِرٍؐ وَلاَ يُفْلِحُ </text:span><text:span text:style-name="T4">۴</text:span><text:span text:style-name="T1">لسَّاحِرُ حَيْثُ أَتۭيٰؐ </text:span><text:span text:style-name="T2">(68)</text:span><text:span text:style-name="T1"> فَٱُلْقِــيَ </text:span><text:span text:style-name="T4">۰</text:span><text:span text:style-name="T1">ڤسَّحَرَةُ سُجَّداًؐ قَالُوٓاْ ءَامَنَّا بِرَبِّ هَـٰرُونَ وَمُوسۭيٰؐ </text:span><text:span text:style-name="T2">(69)</text:span><text:span text:style-name="T1"> قَالَ ءَا۬؛مَنتُمْ </text:span><text:soft-page-break/><text:span text:style-name="T1">لَهُ„ قَبْـلَ أَنَ —اذَنَ لَكُمُ; إِنَّهُ,لَكَبِيرُكُمُ </text:span><text:span text:style-name="T4">۴ﻟ﮲</text:span><text:span text:style-name="T1"> عَلَّمَكُمُ </text:span><text:span text:style-name="T4">۴</text:span><text:span text:style-name="T1">ڤسِّحْرَؐ فَلُءَقَطِّعَنَّ أَيْدِيَكُمْ وَأَرْجُلَكُم مِّنْ خِچَفٍ وَلُءَصَلِّبَنَّكُمْ فِى جُذُوعِ </text:span><text:span text:style-name="T4">۱</text:span><text:span text:style-name="T1">ڤنَّخْلِ وَلَتَعْلَمُنَّ أَيُّنَآ أَشَدُّ عَذَاباً وَأَبْقۭيٰؐ </text:span><text:span text:style-name="T2">(70)</text:span><text:span text:style-name="T1"> ® قَالُواْ لَن نُّوثِرَكككَ عَلَــيٰ مَا جَآءَنَا مِــنَ </text:span><text:span text:style-name="T4">۰</text:span><text:span text:style-name="T1">لْبَيِّنَـٰــتِ وَاﻟ﮲ فَطَرَنَاؐ فَاقْــضِ مَآ أَنتَ قَاضضضٖؐ اِنَّمَا تَقْضِى هَـٰذِهِ </text:span><text:span text:style-name="T4">۱</text:span><text:span text:style-name="T1">لْحَيَوٰةَ </text:span><text:span text:style-name="T4">۰</text:span><text:span text:style-name="T1">لدُّنْيۭآؐ </text:span><text:span text:style-name="T2">(71)</text:span><text:span text:style-name="T1"> إِنَّـآ ءَامَنَّا بِرَبِّنَا لِيَغْفِرَ لَنَا خَطَـٰيۭـٰنَا وَمَآ أَكْرَهْتَنَا عَلَيْهِ مِــنَ </text:span><text:span text:style-name="T4">۰</text:span><text:span text:style-name="T1">ڤسِّحْرۣؐ وَاللَّهُ خَيْرٌ وَأَبْقۭيٰٓؐ </text:span><text:span text:style-name="T2">(72)</text:span><text:span text:style-name="T1"> إِنَّهُ„ مَنْ يَّاتِ رَبَّهُ„ مُجْرۣماً فَإِنَّ لَهُ„ جَهَنَّمَ لاَ يَمُوتُ فِيهَا وَلاَ يَحْيۭيٰؐ </text:span><text:span text:style-name="T2">(73)</text:span><text:span text:style-name="T1"> وَمَنْ يَّاتِهِ” مُومِناً قَدْ عَمِــلَ </text:span><text:span text:style-name="T4">۰</text:span><text:span text:style-name="T1">ڤصَّـٰڤِحَـٰتِ فَٱُوْلَئِــكَ لَهُمُ </text:span><text:span text:style-name="T4">۴</text:span><text:span text:style-name="T1">لدَّرَجَـٰــتُ </text:span><text:span text:style-name="T4">۴</text:span><text:span text:style-name="T1">لْعُلۭيٰؐ </text:span><text:span text:style-name="T2">(74)</text:span><text:span text:style-name="T1"> جَنَّـٰــتُ عَدْنٍ تَجْرۣى مِــن تَحْتِهَا </text:span><text:span text:style-name="T4">۰</text:span><text:span text:style-name="T1">لاَنْهَـٰرُ خَـٰلِدِينَ فِيهَاؐ وَذَ؛لِــكَ جَزَآءُ مَن تَزَكّۭيٰؐ </text:span><text:span text:style-name="T2">(75)</text:span><text:span text:style-name="T1"> وَلَقَدَ اَوْحَيْنَآ إِلَيٰ مُوسۭيٰٓ أَنِ 'سْرۣ بِعِبَادِى فَاضْرۣبْ لَهُمْ طَرۣيقاً فِى </text:span><text:span text:style-name="T4">۱</text:span><text:span text:style-name="T1">ڤْبَحْرۣ يَبَساً لاَّ تَخَــٰــفُ دَرَكاً وَلاَ تَخْشۭيٰؐ </text:span><text:span text:style-name="T2">(76)</text:span><text:span text:style-name="T1"> فَأَتْبَعَهُمْ فِرْعَوْنُ بِجُنُودِهِ” فَغَشِيَهُم مِّنَ </text:span><text:span text:style-name="T4">۰</text:span><text:span text:style-name="T1">لْيَمِّ مَا غَشِيَهُمْؐ وَأَضَلَّ فِرْعَوْنُ قَوْمَهُ„ وَمَا هَدۭيٰؐ </text:span><text:span text:style-name="T2">(77)</text:span><text:span text:style-name="T1"> يَـٰبَنِىٓ إِسْرَآءِيــلَ قَدَ اَنجَيْنَـٰكُم مِّــنْ عَدُوّۣكُمْ وَوَ؛عَدْنَـٰكُمْ جَانِبَ </text:span><text:span text:style-name="T4">۰</text:span><text:span text:style-name="T1">لطُّورۣ </text:span><text:span text:style-name="T4">۱</text:span><text:span text:style-name="T1">لاَيْمَنَ وَنَزَّلْنَا عَلَيْكُمُ </text:span><text:span text:style-name="T4">۴</text:span><text:span text:style-name="T1">لْمَنَّ وَالسَّلْوۭيٰؐ </text:span><text:span text:style-name="T2">(78)</text:span><text:span text:style-name="T1"> كُلُواْ مِــن طَيِّبَـٰتِ مَا رَزَقْنَـٰكُمْ وَلاَ تَطْغَوْاْ فِيهِ فَيَحِلَّ عَلَيْكُمْ غَضَبِىؐ وَمَــنْ يَّحْلِــلْ عَلَيْهِ غَضَبِى فَقَدْ هَوۭيٰؐ </text:span><text:span text:style-name="T2">(79)</text:span><text:span text:style-name="T1"> وَإِنِّى لَغَفَّارٌ لِّمَــن تَابَ وَءَامَنَ وَعَمِــلَ صَـٰڤِحاً ثُمَّ "هْتَدۭيٰؐ </text:span><text:span text:style-name="T2">(80)</text:span><text:span text:style-name="T1"> ¥ وَمَآ أَعْجَلَــكَ عَن قَوْمِــكَ يَـٰمُوسۭيٰؐ </text:span><text:span text:style-name="T2">(81)</text:span><text:span text:style-name="T1"> قَالَ هُمُ; ٱُوْلآَءِ عَلَيٰٓ أَثَرۣى وَعَجِلْتُ إِلَيْــكَ رَبِّ لِتَرْضۭيٰؐ </text:span><text:span text:style-name="T2">(82)</text:span><text:span text:style-name="T1"> قَالَ فَإِنَّا قَدْ فَتَنَّا قَوْمَــكَ مِـنۢ بَعْدِكَ وَأَضَلَّهُمُ </text:span><text:span text:style-name="T4">۴</text:span><text:span text:style-name="T1">لسَّامِرۣيُّؐ </text:span><text:span text:style-name="T2">(83)</text:span><text:span text:style-name="T1"> فَرَجَعَ مُوسۭيٰٓ إِلَيٰ قَوْمِهِ” غَضْبَـٰنَ أَسِفاًؐ </text:span><text:soft-page-break/><text:span text:style-name="T1">قَالَ يَـٰقَوْمِ أَلَمْ يَعِدْكُمْ رَبُّكُمْ وَعْداٗ حَسَناٗؐ </text:span><text:span text:style-name="T2">(84)</text:span><text:span text:style-name="T1"> اَفَطَالَ عَلَيْكُمُ </text:span><text:span text:style-name="T4">۴</text:span><text:span text:style-name="T1">لْعَهْدُ أَمَ اَرَدتُّمُ; أَنْ يَّحِــلَّ عَلَيْكُمْ غَضَبٌ مِّن رَّبِّكُمْ فَأَخْلَفْتُم مَّوْعِدِىؐ </text:span><text:span text:style-name="T2">(85)</text:span><text:span text:style-name="T1"> قَالُواْ مَآ أَخْلَفْنَا مَوْعِدَكككَ بِمَلْكِنَا وَچَكِنَّا حُمِّلْنَآ أَوْزَاراً مِّن زۣينَةِ </text:span><text:span text:style-name="T4">۱</text:span><text:span text:style-name="T1">لْقَوْمِ فَقَذَفْنَـٰهَا فَكَذَ؛لِــكَ أَلْقَــي </text:span><text:span text:style-name="T4">۰</text:span><text:span text:style-name="T1">لسَّامِرۣيُّؐ فَأَخْرَجَ لَهُمْ عِجْلًا جَسَداً لَّهُ„ خُوَارٌ فَقَالُواْ هَـٰذَآ إِچَهُكُمْ وَإِچَهُ مُوسۭــيٰ فَنَسِيَؐ </text:span><text:span text:style-name="T2">(86)</text:span><text:span text:style-name="T1"> أَفَلاَ يَرَوْنَ أَلاَّ يَرْجِعُ إِلَيْهِمْ قَوْلًا </text:span><text:span text:style-name="T2">(87)</text:span><text:span text:style-name="T1"> وَلاَ يَمْلِكُ لَهُمْ ضَرّاً وَلاَ نَفْعاًؐ </text:span><text:span text:style-name="T2">(88)</text:span><text:span text:style-name="T1"> وَلَقَدْ قَالَ لَهُمْ هَـٰرُونُ مِــن قَبْلُ يَـٰقَوْمِ إِنَّمَا فُتِنتُم بِهِؐ” وَإِنَّ رَبَّكُمُ </text:span><text:span text:style-name="T4">۴</text:span><text:span text:style-name="T1">لرَّحْمَـٰنُ فَاتَّبِعُونِى وَأَطِيعُوٓاْ أَمْرۣىؐ </text:span><text:span text:style-name="T2">(89)</text:span><text:span text:style-name="T1"> قَالُواْ لَن نَّبْرَحَ عَلَيْهِ عَـٰكِفِيــنَ حَتَّيٰ يَرْجِعَ إِلَيْنَا مُوسۭيٰؐ </text:span><text:span text:style-name="T2">(90)</text:span><text:span text:style-name="T1"> قَالَ يَـٰهَـٰرُونُ مَا مَنَعَــكَ إِذْ رَأَيْتَهُمْ ضَلُّوٓاْ أَلاَّ تَتَّبِعَــنۣ“ أَفَعَصَيْتَ أَمْرۣىؐ </text:span><text:span text:style-name="T2">(91)</text:span><text:span text:style-name="T1"> قَالَ يَبْنَؤُمَّ لاَ تَاخُذْ بِڤِحْيَتِى وَلاَ بِرَأْسِيَ إِنِّى خَشِيــتُ أَن تَقُولَ فَرَّقْتَ بَيْنَ بَنِىٓ إِسْرَآءِيلَ وَلَمْ تَرْقُبْ قَوْلِىؐ </text:span><text:span text:style-name="T2">(92)</text:span><text:span text:style-name="T1"> قَالَ فَمَا خَطْبُــكَ يَـٰسَـٰمِرۣيُّؐ </text:span><text:span text:style-name="T2">(93)</text:span><text:span text:style-name="T1"> قَالَ بَصُرْتُ بِمَا لَمْ يَبْصُرُواْ بِهِ” فَقَبَضْتُ قَبْضَةً مِّنَ اَثَرۣ </text:span><text:span text:style-name="T4">۱</text:span><text:span text:style-name="T1">لرَّسُولِ فَنَبَذْتُهَا وَكَذَ؛لِــكَ سَوَّلَتْ لِى نَفْسِىؐ </text:span><text:span text:style-name="T2">(94)</text:span><text:span text:style-name="T1"> ® قَالَ فَاذْهَبْ فَإِنَّ لَكَ فِى </text:span><text:span text:style-name="T4">۱</text:span><text:span text:style-name="T1">لْحَيَوٰةِ أَن تَقُولَ لاَ مِسَاسَؐ وَإِنَّ لَــكَ مَوْعِداً لَّــن تُخْلَفَهُؐ, وَانظُرۣ اِلَيٰٓ إِچَهِــكَ </text:span><text:span text:style-name="T4">۰ﻟ﮲</text:span><text:span text:style-name="T1"> ظَلْتَ عَلَيْهِ عَاكِفاً ڤَّنُحَرّۣقَنَّهُ„ ثُمَّ لَنَنسِفَنَّهُ„ فِى </text:span><text:span text:style-name="T4">۱</text:span><text:span text:style-name="T1">لْيَمِّ نَسْفاٗؐ </text:span><text:span text:style-name="T2">(95)</text:span><text:span text:style-name="T1"> اِنَّمَآ إِچَهُكُمُ </text:span><text:span text:style-name="T4">۴</text:span><text:span text:style-name="T1">للَّهُ </text:span><text:span text:style-name="T4">۴ﻟ﮲</text:span><text:span text:style-name="T1"> لآَ إِچَهَ إِلاَّ هُوَؐ وَسِعَ كُلَّ شَيْءٖ عِلْماًؐ </text:span><text:span text:style-name="T2">(96)</text:span><text:span text:style-name="T1"> كَذَ؛لِــكَ نَقُــصُّ عَلَيْــكَ مِــنَ اَنۢبَآءِ مَا قَدْ سَبَقَؐ وَقَدَ —اتَيْنَـٰــكَ مِــن لَّدُنَّا ذِكْراًؐ </text:span><text:span text:style-name="T2">(97)</text:span><text:span text:style-name="T1"> مَّــنَ اَعْرَضضضَ عَنْهُ فَإِنَّهُ„ يَحْمِلُ يَوْمَ </text:span><text:span text:style-name="T4">۰</text:span><text:span text:style-name="T1">لْقِيَـٰمَةِ وۣزْراٗ </text:span><text:span text:style-name="T2">(98)</text:span><text:span text:style-name="T1"> خَـٰلِدِينَ فِيهِؐ وَسَآءَ لَهُمْ يَوْمَ </text:span><text:span text:style-name="T4">۰</text:span><text:span text:style-name="T1">لْقِيَـٰمَةِ حِمْلًؐا </text:span><text:span text:style-name="T2">(99)</text:span><text:span text:style-name="T1"> يَوْمَ يُنفَخُ </text:span><text:soft-page-break/><text:span text:style-name="T1">فِى </text:span><text:span text:style-name="T4">۱</text:span><text:span text:style-name="T1">لصُّورۣ وَنَحْشُرُ </text:span><text:span text:style-name="T4">۴</text:span><text:span text:style-name="T1">ڤْمُجْرۣمِينَ يَوْمَئِذٍ زُرْقاً </text:span><text:span text:style-name="T2">(100)</text:span><text:span text:style-name="T1"> يَتَخَـٰفَتُونَ بَيْنَهُمُ; إِن لَّبِثْتُمُ; إِلاَّ عَشْراًؐ </text:span><text:span text:style-name="T2">(101)</text:span><text:span text:style-name="T1"> نَّحْــنُ أَعْلَمُ بِمَا يَقُولُونَ إِذْ يَقُولُ أَمْثَلُهُمْ طَرۣيقَةٗ اِن لَّبِثْتُمُ; إِلاَّ يَوْماًؐ </text:span><text:span text:style-name="T2">(102)</text:span><text:span text:style-name="T1"> وَيَسْـَٔلُونَكَ عَنِ </text:span><text:span text:style-name="T4">۱</text:span><text:span text:style-name="T1">لْجِبَالِ فَقُلْ يَنسِفُهَا رَبِّى نَسْفاً </text:span><text:span text:style-name="T2">(103)</text:span><text:span text:style-name="T1"> فَيَذَرُهَا قَاعاً صَفْصَفاً لاَّ تَرۭيٰ فِيهَا عِوَجاً وَلآَ أَمْتاًؐ </text:span><text:span text:style-name="T2">(104)</text:span><text:span text:style-name="T1"> يَوْمَئِذٍ يَتَّبِعُونَ </text:span><text:span text:style-name="T4">۰</text:span><text:span text:style-name="T1">لدَّاعِــيَ لاَ عِوَجَ لَهُؐ, وَخَشَعَــتِ </text:span><text:span text:style-name="T4">۱</text:span><text:span text:style-name="T1">لاَصْوَاتُ لِلرَّحْمَـٰنِ فَلاَ تَسْمَعُ إِلاَّ هَمْساًؐ </text:span><text:span text:style-name="T2">(105)</text:span><text:span text:style-name="T1"> يَوْمَئِذٍ لاَّ تَنفَعُ </text:span><text:span text:style-name="T4">۴</text:span><text:span text:style-name="T1">لشَّفَـٰعَةُ إِلاَّ مَنَ اَذِنَ لَهُ </text:span><text:span text:style-name="T4">۴</text:span><text:span text:style-name="T1">لرَّحْمَـٰنُ وَرَضِــيَ لَهُ„ قَوْلًؐا </text:span><text:span text:style-name="T2">(106)</text:span><text:span text:style-name="T1"> يَعْلَمُ مَا بَيْنَ أَيْدِيهِمْ وَمَا خَلْفَهُمْ وَلاَ يُحِيطُونَ بِهِ” عِلْماًؐ </text:span><text:span text:style-name="T2">(107) </text:span><text:span text:style-name="T1">© وَعَنَــتِ </text:span><text:span text:style-name="T4">۱</text:span><text:span text:style-name="T1">لْوُجُوهُ ڤِڤْحَــيّۣ </text:span><text:span text:style-name="T4">۱</text:span><text:span text:style-name="T1">لْقَيُّومِؐ وَقَدْ خَابَ مَــنْ حَمَــلَ ظُلْماًؐ </text:span><text:span text:style-name="T2">(108)</text:span><text:span text:style-name="T1"> وَمَنْ يَّعْمَلْ مِــنَ </text:span><text:span text:style-name="T4">۰</text:span><text:span text:style-name="T1">ڤصَّـٰڤِحَـٰتِ وَهُوَ مُومِنٌ فَلاَ يَخَافُ ظُلْماً وَلاَ هَضْماًؐ </text:span><text:span text:style-name="T2">(109)</text:span><text:span text:style-name="T1"> وَكَذَ؛لِــكَ أَنزَلْنَـٰهُ قُرْءَاناٗ عَرَبِيّاً وَصَرَّفْنَا فِيهِ مِنَ </text:span><text:span text:style-name="T4">۰</text:span><text:span text:style-name="T1">لْوَعِيدِ لَعَلَّهُمْ يَتَّقُونَ أَوْ يُحْدِثُ لَهُمْ ذِكْراًؐ </text:span><text:span text:style-name="T2">(110)</text:span><text:span text:style-name="T1"> فَتَعَـٰلَــي </text:span><text:span text:style-name="T4">۰</text:span><text:span text:style-name="T1">للَّهُ </text:span><text:span text:style-name="T4">۴</text:span><text:span text:style-name="T1">لْمَلِــكُ </text:span><text:span text:style-name="T4">۴</text:span><text:span text:style-name="T1">لْحَقُّؐ وَلاَ تَعْجَلْ بِالْقُرْءَانِ مِــن قَبْلِ أَنْ يُّقْضۭيٰٓ إِلَيْــكَ وَحْيُهُؐ, وَقُل رَّبِّ زۣدْنِى عِلْماًؐ </text:span><text:span text:style-name="T2">(111)</text:span><text:span text:style-name="T1"> وَلَقَدْ عَهِدْنَآ إِلَيٰٓ ءَادَمَ مِــن قَبْلُ فَنَسِيَ وَلَمْ نَجِدْ لَهُ„ عَزْماًؐ </text:span><text:span text:style-name="T2">(112)</text:span><text:span text:style-name="T1"> وَإِذْ قُلْنَا لِلْمَلَئِكَةِ </text:span><text:span text:style-name="T4">۹</text:span><text:span text:style-name="T1">سْجُدُواْ ءَلِادَمَ فَسَجَدُوٓاْؐ إِلٓاَّ إِبْلِيسَ أَبۭيٰؐ </text:span><text:span text:style-name="T2">(113)</text:span><text:span text:style-name="T1"> فَقُلْنَا يَـٰٓــَٔادَمُ إِنَّ هَـٰذَا عَدُوٌّ لَّــكَ وَلِزَوْجِــكَ فَلاَ يُخْرۣجَنَّكُمَا مِــنَ </text:span><text:span text:style-name="T4">۰</text:span><text:span text:style-name="T1">لْجَنَّةِ فَتَشْقۭيٰٓؐ </text:span><text:span text:style-name="T2">(114)</text:span><text:span text:style-name="T1"> إِنَّ لَــكَ أَلاَّ تَجُوعَ فِيهَا وَلاَ تَعْرۭيٰؐ </text:span><text:span text:style-name="T2">(115)</text:span><text:span text:style-name="T1"> وَإِنَّــكَ لاَ تَظْمَؤُاْ فِيهَا وَلاَ تَضْحۭيٰؐ </text:span><text:span text:style-name="T2">(116)</text:span><text:span text:style-name="T1"> فَوَسْوَسَ إِلَيْهِ </text:span><text:span text:style-name="T4">۱</text:span><text:span text:style-name="T1">لشَّيْطَـٰــنُؐ قَالَ يَـٰٓــَٔادَمُ هَــلَ اَدُلُّــكَ عَلَــيٰ شَجَرَةِ </text:span><text:span text:style-name="T4">۱</text:span><text:span text:style-name="T1">لْخُلْدِ وَمُلْــكٍ لاَّ يَبْلۭيٰؐ </text:span><text:span text:style-name="T2">(117)</text:span><text:span text:style-name="T1"> فَأَكَلاَ مِنْهَا فَبَدَتتتْ لَهُمَا سَوْءَ؛تُهُمَا وَطَفِقَا يَخْصِفَـٰــنۣ عَلَيْهِمَا مِنْ وَّرَقِ </text:span><text:span text:style-name="T4">۱</text:span><text:span text:style-name="T1">لْجَنَّةِؐ وَعَصۭــيٰٓ </text:span><text:soft-page-break/><text:span text:style-name="T1">ءَادَمُ رَبَّهُ„ فَغَوۭيٰؐ </text:span><text:span text:style-name="T2">(118)</text:span><text:span text:style-name="T1"> ثُمَّ "جْتَبۭـٰهُ رَبُّهُ„ فَتَابَ عَلَيْهِ وَهَدۭيٰؐ </text:span><text:span text:style-name="T2">(119)</text:span><text:span text:style-name="T1"> قَالَ "هْبِطَا مِنْهَا جَمِيعاٚؐ بَعْضُكُمْ لِبَعْــضٖ عَدُوٌّؐ فَإِمَّا يَاتِيَنَّكُم مِّنِّى هُديً </text:span><text:span text:style-name="T2">(120)</text:span><text:span text:style-name="T1"> فَمَنِ 'تَّبَعَ هُدۭايَ فَلاَ يَضِلُّ وَلاَ يَشْقۭيٰؐ </text:span><text:span text:style-name="T2">(121)</text:span><text:span text:style-name="T1"> وَمَــنَ اَعْرَضضضَ عَن ذِكْرۣى فَإِنَّ لَهُ„ مَعِيشَةً ضَنكاً وَنَحْشُرُهُ„ يَوْمَ </text:span><text:span text:style-name="T4">۰</text:span><text:span text:style-name="T1">لْقِيَـٰمَةِ أَعْمۭيٰؐ </text:span><text:span text:style-name="T2">(122)</text:span><text:span text:style-name="T1"> قَالَ رَبِّ لِمَ حَشَرْتَنِــيَ أَعْمۭيٰ وَقَدْ كُنتُ بَصِيراًؐ </text:span><text:span text:style-name="T2">(123)</text:span><text:span text:style-name="T1"> ® قَالَ كَذَ؛لِــكَ أَتَتْــكَ ءَايَـٰتُنَا فَنَسِيتَهَاؐ وَكَذَ؛لِــكَ </text:span><text:span text:style-name="T4">۰</text:span><text:span text:style-name="T1">لْيَوْمَ تُنسۭيٰؐ </text:span><text:span text:style-name="T2">(124)</text:span><text:span text:style-name="T1"> وَكَذَ؛لِــكَ نَجْزۣى مَــنَ اَسْرَفَ وَلَمْ يُومِـنۢ بِـَٔايَـٰتِ رَبِّهِؐ” وَلَعَذَابُ </text:span><text:span text:style-name="T4">۴</text:span><text:span text:style-name="T1">لاَخِرَةِ أَشَدُّ وَأَبْقۭيٰٓؐ </text:span><text:span text:style-name="T2">(125)</text:span><text:span text:style-name="T1"> أَفَلَمْ يَهْدِ لَهُمْ كَمَ اَهْلَكْنَا قَبْلَهُم مِّــنَ </text:span><text:span text:style-name="T4">۰</text:span><text:span text:style-name="T1">لْقُرُونِ يَمْشُونَ فِى مَسَـٰكِنِهِمُؐ; إِنَّ فِى ذَ؛لِــكَ ءَلاَيَـٰــتٍ لُءِّوْلِى </text:span><text:span text:style-name="T4">۱</text:span><text:span text:style-name="T1">لنُّهۭيٰؐ </text:span><text:span text:style-name="T2">(126)</text:span><text:span text:style-name="T1"> وَلَوْلاَ كَلِمَةٌ سَبَقَــتْ مِن رَّبِّكَ لَكَانَ لِزَاماً وَأَجَــلٌ مُّسَمّيًؐ </text:span><text:span text:style-name="T2">(127)</text:span><text:span text:style-name="T1"> فَاصْبِرْ عَلَــيٰ مَا يَقُولُونَؐ وَسَبِّحْ بِحَمْدِ رَبِّــكَ قَبْــلَ طُلُوعِ </text:span><text:span text:style-name="T4">۱</text:span><text:span text:style-name="T1">لشَّمْسِ وَقَبْلَ غُرُوبِهَاؐ وَمِنَ —انَآءِىْ </text:span><text:span text:style-name="T4">۱</text:span><text:span text:style-name="T1">ليْـلِ فَسَبِّحْ وَأَطْرَافَ </text:span><text:span text:style-name="T4">۰</text:span><text:span text:style-name="T1">لنَّهۭارۣ لَعَلَّكَ تَرْضۭيٰؐ </text:span><text:span text:style-name="T2">(128)</text:span><text:span text:style-name="T1"> وَلاَ تَمُدَّنَّ عَيْنَيْــكَ إِلَــيٰ مَا مَتَّعْنَا بِهِ“ أَزْوَ؛جاً مِّنْهُمْ زَهْرَةَ </text:span><text:span text:style-name="T4">۰</text:span><text:span text:style-name="T1">لْحَيَوٰةِ </text:span><text:span text:style-name="T4">۱</text:span><text:span text:style-name="T1">لدُّنْيۭا </text:span><text:span text:style-name="T2">(129)</text:span><text:span text:style-name="T1"> لِنَفْتِنَهُمْ فِيهِؐ وَرۣزْقُ رَبِّــكَ خَيْرٌ وَأَبْقۭيٰؐ </text:span><text:span text:style-name="T2">(130)</text:span><text:span text:style-name="T1"> وَامُرَ اَهْلَــكَ بِالصَّلَوٰةِ وَاصْطَبِرْ عَلَيْهَاؐ لاَ نَسْـَٔلُــكَ رۣزْقاًؐ نَّحْنُ نَرْزُقُكَؐ وَالْعَـٰقِبَةُ لِلتَّقْوۭيٰؐ </text:span><text:span text:style-name="T2">(131)</text:span><text:span text:style-name="T1"> وَقَالُواْ لَوْلاَ يَاتِينَا بِـَٔايَةٍ مِّن رَّبِّهِؐ“ أَوَلَمْ تَاتِهِم بَيِّنَةُ مَا فِى </text:span><text:span text:style-name="T4">۱</text:span><text:span text:style-name="T1">ڤصُّحُفِ </text:span><text:span text:style-name="T4">۱</text:span><text:span text:style-name="T1">لاُولۭيٰؐ </text:span><text:span text:style-name="T2">(132)</text:span><text:span text:style-name="T1"> وَلَوَ اَنَّـآ أَهْلَكْنَـٰهُم بِعَذَابٍ مِّــن قَبْلِهِ” لَقَالُواْ رَبَّنَا لَوْلآَ أَرْسَلْــتَ إِلَيْنَا رَسُولًا فَنَتَّبِعَ ءَايَـٰتِكَ مِــن قَبْلِ أَن نَّذِلَّ وَنَخْزۭيٰؐ </text:span><text:span text:style-name="T2">(133)</text:span><text:span text:style-name="T1"> قُــلْ كُلٌّ مُّتَرَبِّـصٌ فَتَرَبَّصُواْؐ فَسَتَعْلَمُونَ مَــنَ اَصْحَـٰبُ </text:span><text:span text:style-name="T4">۴</text:span><text:span text:style-name="T1">لصِّرَ؛طِ </text:span><text:span text:style-name="T4">۱</text:span><text:span text:style-name="T1">لسَّوۣيِّ وَمَـنِ 'هْتَدَي </text:span><text:span text:style-name="T2">(134)</text:span><text:span text:style-name="T1"> </text:span><text:bookmark-end text:name="__DdeLink__33358_394981166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2:17:20.597487551</meta:creation-date>
    <dc:date>2025-02-27T22:18:33.793272712</dc:date>
    <meta:editing-duration>PT1M16S</meta:editing-duration>
    <meta:editing-cycles>1</meta:editing-cycles>
    <meta:document-statistic meta:table-count="0" meta:image-count="0" meta:object-count="0" meta:page-count="7" meta:paragraph-count="2" meta:word-count="1482" meta:character-count="7931" meta:non-whitespace-character-count="6450"/>
    <meta:generator>LibreOffice/24.8.2.1$Linux_X86_64 LibreOffice_project/0f794b6e29741098670a3b95d60478a65d05ef13</meta:generator>
  </office:meta>
</office:document-meta>
</file>